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ookieValueMethodArgumentResolver.resolveName( String name , MethodParameter parameter , NativeWeb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ValueMethodArgumentResolverTests.suppor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okieValueMethodArgumentResolverTests.params( @ CookieValue ( "name" ) Cookie param1 , @ CookieValue ( name = "name" , defaultValue = "bar" ) String param2 , String param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CookieValueMethodArgumentResolver.TestCookieValueMethodArgumen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ValueMethodArgumentResolverTests.resolveCookie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okieValueMethodArgumentResolv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okieValueMethodArgumentResolverTests.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